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al.Eval( ParsingContext parsingContext , StartElement raw , Attributes attr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al.execute( final XMLConsumer consumer , ExpressionContext expressionContext , ExecutionContext executionContext , MacroContext macroContext , Event startEvent , Event end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